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49edd"/>
    </style:style>
    <style:style style:name="P2" style:family="paragraph" style:parent-style-name="Title">
      <style:text-properties officeooo:rsid="00149edd"/>
    </style:style>
    <style:style style:name="P3" style:family="paragraph" style:parent-style-name="Text_20_body">
      <style:text-properties officeooo:rsid="00197d56" officeooo:paragraph-rsid="00197d56"/>
    </style:style>
    <style:style style:name="P4" style:family="paragraph" style:parent-style-name="Text_20_body">
      <style:text-properties officeooo:rsid="001f8513" officeooo:paragraph-rsid="001f8513"/>
    </style:style>
    <style:style style:name="P5" style:family="paragraph" style:parent-style-name="Text_20_body">
      <style:text-properties officeooo:rsid="00205123" officeooo:paragraph-rsid="00205123"/>
    </style:style>
    <style:style style:name="P6" style:family="paragraph" style:parent-style-name="Text_20_body">
      <style:text-properties officeooo:rsid="00215df1" officeooo:paragraph-rsid="00215df1"/>
    </style:style>
    <style:style style:name="P7" style:family="paragraph" style:parent-style-name="Text_20_body">
      <style:text-properties officeooo:rsid="00262785" officeooo:paragraph-rsid="00262785"/>
    </style:style>
    <style:style style:name="P8" style:family="paragraph" style:parent-style-name="Text_20_body">
      <style:text-properties officeooo:rsid="00274446" officeooo:paragraph-rsid="00274446"/>
    </style:style>
    <style:style style:name="P9" style:family="paragraph" style:parent-style-name="Text_20_body">
      <style:text-properties officeooo:rsid="002b34e7" officeooo:paragraph-rsid="002b34e7"/>
    </style:style>
    <style:style style:name="P10" style:family="paragraph" style:parent-style-name="Text_20_body">
      <style:text-properties officeooo:rsid="002cad64" officeooo:paragraph-rsid="002cad64"/>
    </style:style>
    <style:style style:name="P11" style:family="paragraph" style:parent-style-name="Text_20_body">
      <style:text-properties officeooo:rsid="003223de" officeooo:paragraph-rsid="003223de"/>
    </style:style>
    <style:style style:name="P12" style:family="paragraph" style:parent-style-name="Text_20_body">
      <style:text-properties officeooo:rsid="00351c9e" officeooo:paragraph-rsid="00351c9e"/>
    </style:style>
    <style:style style:name="P13" style:family="paragraph" style:parent-style-name="Text_20_body">
      <style:text-properties officeooo:rsid="0035cdf0" officeooo:paragraph-rsid="0035cdf0"/>
    </style:style>
    <style:style style:name="P14" style:family="paragraph" style:parent-style-name="Text_20_body">
      <style:text-properties officeooo:rsid="003a1c70" officeooo:paragraph-rsid="004b010a"/>
    </style:style>
    <style:style style:name="P15" style:family="paragraph" style:parent-style-name="Text_20_body">
      <style:text-properties officeooo:rsid="003a1c70" officeooo:paragraph-rsid="0073038c"/>
    </style:style>
    <style:style style:name="P16" style:family="paragraph" style:parent-style-name="Text_20_body">
      <style:text-properties officeooo:rsid="003a1c70" officeooo:paragraph-rsid="00738e24"/>
    </style:style>
    <style:style style:name="P17" style:family="paragraph" style:parent-style-name="Text_20_body">
      <style:text-properties officeooo:paragraph-rsid="003a3c23"/>
    </style:style>
    <style:style style:name="P18" style:family="paragraph" style:parent-style-name="Text_20_body">
      <style:text-properties officeooo:rsid="003ebb0a" officeooo:paragraph-rsid="003ebb0a"/>
    </style:style>
    <style:style style:name="P19" style:family="paragraph" style:parent-style-name="Text_20_body">
      <style:text-properties officeooo:rsid="004298ce" officeooo:paragraph-rsid="004298ce"/>
    </style:style>
    <style:style style:name="P20" style:family="paragraph" style:parent-style-name="Text_20_body">
      <style:text-properties officeooo:rsid="0043cae6" officeooo:paragraph-rsid="0043cae6"/>
    </style:style>
    <style:style style:name="P21" style:family="paragraph" style:parent-style-name="Text_20_body">
      <style:text-properties officeooo:rsid="004ef679" officeooo:paragraph-rsid="004ef679"/>
    </style:style>
    <style:style style:name="P22" style:family="paragraph" style:parent-style-name="Text_20_body">
      <style:text-properties officeooo:rsid="004ef679" officeooo:paragraph-rsid="0066bba3"/>
    </style:style>
    <style:style style:name="P23" style:family="paragraph" style:parent-style-name="Text_20_body">
      <style:text-properties officeooo:rsid="003689b5" officeooo:paragraph-rsid="003689b5"/>
    </style:style>
    <style:style style:name="P24" style:family="paragraph" style:parent-style-name="Text_20_body">
      <style:text-properties officeooo:rsid="00371ec6" officeooo:paragraph-rsid="00371ec6"/>
    </style:style>
    <style:style style:name="P25" style:family="paragraph" style:parent-style-name="Text_20_body">
      <style:text-properties officeooo:rsid="00371ec6" officeooo:paragraph-rsid="007b9652"/>
    </style:style>
    <style:style style:name="P26" style:family="paragraph" style:parent-style-name="Text_20_body">
      <style:text-properties officeooo:rsid="00371ec6" officeooo:paragraph-rsid="007cf9f8"/>
    </style:style>
    <style:style style:name="P27" style:family="paragraph" style:parent-style-name="Text_20_body">
      <style:text-properties officeooo:rsid="00541b73" officeooo:paragraph-rsid="005cc2ec"/>
    </style:style>
    <style:style style:name="P28" style:family="paragraph" style:parent-style-name="Text_20_body">
      <style:text-properties officeooo:rsid="005f424a" officeooo:paragraph-rsid="006085e8"/>
    </style:style>
    <style:style style:name="P29" style:family="paragraph" style:parent-style-name="Text_20_body">
      <style:text-properties officeooo:rsid="0050e266" officeooo:paragraph-rsid="00674826"/>
    </style:style>
    <style:style style:name="P30" style:family="paragraph" style:parent-style-name="Text_20_body">
      <style:text-properties officeooo:rsid="0061d150" officeooo:paragraph-rsid="0061d150"/>
    </style:style>
    <style:style style:name="P31" style:family="paragraph" style:parent-style-name="Text_20_body">
      <style:text-properties officeooo:rsid="00399417" officeooo:paragraph-rsid="00399417"/>
    </style:style>
    <style:style style:name="P32" style:family="paragraph" style:parent-style-name="Text_20_body">
      <style:text-properties officeooo:rsid="007b9652" officeooo:paragraph-rsid="007b9652"/>
    </style:style>
    <style:style style:name="P33" style:family="paragraph" style:parent-style-name="Text_20_body">
      <style:text-properties officeooo:rsid="007b9652" officeooo:paragraph-rsid="007cf9f8"/>
    </style:style>
    <style:style style:name="P34" style:family="paragraph" style:parent-style-name="Heading_20_1">
      <style:text-properties officeooo:rsid="00152602" officeooo:paragraph-rsid="00152602"/>
    </style:style>
    <style:style style:name="P35" style:family="paragraph" style:parent-style-name="Heading_20_1">
      <style:text-properties officeooo:rsid="00152602"/>
    </style:style>
    <style:style style:name="P36" style:family="paragraph" style:parent-style-name="Heading_20_1">
      <style:text-properties officeooo:rsid="002ea360" officeooo:paragraph-rsid="002ea360"/>
    </style:style>
    <style:style style:name="P37" style:family="paragraph" style:parent-style-name="Heading_20_3">
      <style:text-properties officeooo:rsid="00197d56" officeooo:paragraph-rsid="00197d56"/>
    </style:style>
    <style:style style:name="P38" style:family="paragraph" style:parent-style-name="Heading_20_3">
      <style:text-properties officeooo:rsid="001cc2d3" officeooo:paragraph-rsid="002ce9ea"/>
    </style:style>
    <style:style style:name="P39" style:family="paragraph" style:parent-style-name="Heading_20_3">
      <style:text-properties officeooo:rsid="001cc2d3" officeooo:paragraph-rsid="001cc2d3"/>
    </style:style>
    <style:style style:name="P40" style:family="paragraph" style:parent-style-name="Heading_20_3">
      <style:text-properties officeooo:rsid="001e9165" officeooo:paragraph-rsid="001e9165"/>
    </style:style>
    <style:style style:name="P41" style:family="paragraph" style:parent-style-name="Heading_20_4">
      <style:text-properties officeooo:rsid="007b9652" officeooo:paragraph-rsid="007b9652"/>
    </style:style>
    <style:style style:name="P42" style:family="paragraph" style:parent-style-name="Heading_20_4">
      <style:text-properties officeooo:rsid="00399417" officeooo:paragraph-rsid="007b9652"/>
    </style:style>
    <style:style style:name="P43" style:family="paragraph" style:parent-style-name="Heading_20_4">
      <style:text-properties officeooo:rsid="00399417" officeooo:paragraph-rsid="00399417"/>
    </style:style>
    <style:style style:name="P44" style:family="paragraph" style:parent-style-name="Heading_20_4">
      <style:text-properties officeooo:rsid="00399417" officeooo:paragraph-rsid="003a1c70"/>
    </style:style>
    <style:style style:name="P45" style:family="paragraph" style:parent-style-name="Heading_20_4">
      <style:text-properties officeooo:rsid="002eb5f5" officeooo:paragraph-rsid="002eb5f5"/>
    </style:style>
    <style:style style:name="P46" style:family="paragraph" style:parent-style-name="Heading_20_4">
      <style:text-properties officeooo:rsid="002eb5f5" officeooo:paragraph-rsid="007d17e4"/>
    </style:style>
    <style:style style:name="P47" style:family="paragraph" style:parent-style-name="Heading_20_4">
      <style:text-properties officeooo:rsid="00197d56" officeooo:paragraph-rsid="00197d56"/>
    </style:style>
    <style:style style:name="P48" style:family="paragraph" style:parent-style-name="Heading_20_4">
      <style:text-properties officeooo:rsid="007cf9f8" officeooo:paragraph-rsid="007cf9f8"/>
    </style:style>
    <style:style style:name="P49" style:family="paragraph" style:parent-style-name="Heading_20_4">
      <style:text-properties officeooo:rsid="001b0ba3" officeooo:paragraph-rsid="001b0ba3"/>
    </style:style>
    <style:style style:name="P50" style:family="paragraph" style:parent-style-name="Heading_20_4">
      <style:text-properties officeooo:rsid="001b0ba3" officeooo:paragraph-rsid="003ceb4c"/>
    </style:style>
    <style:style style:name="P51" style:family="paragraph" style:parent-style-name="Text_20_body">
      <style:text-properties officeooo:paragraph-rsid="00399417"/>
    </style:style>
    <style:style style:name="P52" style:family="paragraph" style:parent-style-name="Text_20_body">
      <style:text-properties officeooo:rsid="00371ec6" officeooo:paragraph-rsid="007d17e4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3307a3"/>
    </style:style>
    <style:style style:name="T7" style:family="text">
      <style:text-properties officeooo:rsid="0036032e"/>
    </style:style>
    <style:style style:name="T8" style:family="text">
      <style:text-properties officeooo:rsid="003a3c23"/>
    </style:style>
    <style:style style:name="T9" style:family="text">
      <style:text-properties officeooo:rsid="003ceb4c"/>
    </style:style>
    <style:style style:name="T10" style:family="text">
      <style:text-properties officeooo:rsid="0049532b"/>
    </style:style>
    <style:style style:name="T11" style:family="text">
      <style:text-properties officeooo:rsid="004ef679"/>
    </style:style>
    <style:style style:name="T12" style:family="text">
      <style:text-properties officeooo:rsid="00525088"/>
    </style:style>
    <style:style style:name="T13" style:family="text">
      <style:text-properties officeooo:rsid="00598bd1"/>
    </style:style>
    <style:style style:name="T14" style:family="text">
      <style:text-properties officeooo:rsid="005a4eb8"/>
    </style:style>
    <style:style style:name="T15" style:family="text">
      <style:text-properties officeooo:rsid="0066bba3"/>
    </style:style>
    <style:style style:name="T16" style:family="text">
      <style:text-properties officeooo:rsid="006f1006"/>
    </style:style>
    <style:style style:name="T17" style:family="text">
      <style:text-properties officeooo:rsid="00719eaf"/>
    </style:style>
    <style:style style:name="T18" style:family="text">
      <style:text-properties officeooo:rsid="0073038c"/>
    </style:style>
    <style:style style:name="T19" style:family="text">
      <style:text-properties officeooo:rsid="00780b28"/>
    </style:style>
    <style:style style:name="T20" style:family="text">
      <style:text-properties officeooo:rsid="007ae326"/>
    </style:style>
    <style:style style:name="T21" style:family="text">
      <style:text-properties officeooo:rsid="007cdc6c"/>
    </style:style>
    <style:style style:name="T22" style:family="text">
      <style:text-properties officeooo:rsid="007d17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esame Data Mining</text:p>
      <text:p text:style-name="P1">Pietro Stangherlin</text:p>
      <text:h text:style-name="P34" text:outline-level="1">Prep<text:span text:style-name="T1">r</text:span>ocessing</text:h>
      <text:h text:style-name="P37" text:outline-level="3">Rimozione variabili</text:h>
      <text:p text:style-name="P3"><text:span text:style-name="T2">Rimozione </text:span>ID e Leaker</text:p>
      <text:p text:style-name="P3"/>
      <text:h text:style-name="P38" text:outline-level="3">Trasformazione varia<text:span text:style-name="T5">bili esplicative testuali</text:span></text:h>
      <text:h text:style-name="P39" text:outline-level="3">Trasformazione variabili <text:span text:style-name="T2">esplicative</text:span></text:h>
      <text:p text:style-name="P4">Per le esplicative qualitative con molti valori mancanti viene aggiunta la nuova modalità “mancante”.</text:p>
      <text:p text:style-name="P5">Le esplicative quantitative con molti valori mancanti vengono trasformate in qualitative tramite suddivisione in classi (basate sui quantili) e aggiunta la modalità “mancante”.</text:p>
      <text:p text:style-name="P8">Le variabili quantitative con meno di 5 modalità sono convertite in qualitative.</text:p>
      <text:p text:style-name="P6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40" text:outline-level="3">Analisi variabili esplicative</text:h>
      <text:p text:style-name="P7">Analisi distribuzione di alcune variabili quantitative</text:p>
      <text:h text:style-name="P35" text:outline-level="1">Gestione del compromesso varianza – distorsione</text:h>
      <text:p text:style-name="P11">Per gestire il compromesso varianza – distorsione, disponendo di un elevato numero di osservazioni si partiziona il dataset <text:span text:style-name="T6">negli insiemi</text:span> di stima e di verifica.</text:p>
      <text:p text:style-name="P12">All’insieme di stima si alloca<text:span text:style-name="T7">no</text:span> circa il 75 % delle osservazioni totali (selezionate in modo casuale). </text:p>
      <text:p text:style-name="P13">Sull’insieme di stima sono selezionati e adattati i migliori modelli per ogni classe (rispetto alle metriche scelte) che poi sono confrontati tra loro <text:span text:style-name="T7">rispetto alle metriche nell’insieme di verifica.</text:span></text:p>
      <text:p text:style-name="P19">In base alla tipologia di modello, alla dimensione dei dati e alle limitazioni computazionali e di tempo sono impiegati diversi metodi per la scelta dei parametri dei modelli che verranno poi confrontati sull’insieme di verifica. Sono brevemente descritti ora e poi richiamati caso per caso. Se sono adottate altre modalità </text:p>
      <text:p text:style-name="P20">1. Selezione in avanti su tutto l’insieme di stima: Il modello selezionato è quello che ottimizza la metrica scelta.</text:p>
      <text:p text:style-name="P20"><text:soft-page-break/>2. Stima e convalida: l’insieme di stima viene a sua volta partizionato in due sottoinsiemi rispettivamente di stima (circa l’80% delle osservazioni, selezionate in modo causale) e di convalida. I vari modelli sono adattati sul “sotto-insieme di stima” e le metriche valutate sull’insieme di convalida.</text:p>
      <text:p text:style-name="P20">3. Convalida incrociata: il sotto-insieme di stima è partizionato in K = 10 sotto-insiemi di dimensione uguale (o quasi). In questo caso il parametro (se uni-dimensionale) è selezionato in base al criterio della distanza di un errore standard.</text:p>
      <text:h text:style-name="P35" text:outline-level="1">Analisi Esplorative</text:h>
      <text:p text:style-name="Text_20_body"/>
      <text:h text:style-name="P36" text:outline-level="1">Metriche</text:h>
      <text:p text:style-name="P23">L<text:span text:style-name="T16">a</text:span> metric<text:span text:style-name="T17">a</text:span> <text:span text:style-name="T16">è</text:span> <text:span text:style-name="T16">il tasso</text:span><text:span text:style-name="T12"> di errata classificazione.</text:span></text:p>
      <text:h text:style-name="P35" text:outline-level="1">Modelli</text:h>
      <text:h text:style-name="P41" text:outline-level="4">Modello lineare OLS</text:h>
      <text:p text:style-name="P25">E’ effettuata una selezione <text:span text:style-name="T8">in avanti</text:span>, è selezionato il modello con il più basso AIC.</text:p>
      <text:p text:style-name="P32">Si considerano le regressioni su ciascuna delle modalità della y (considerate numeriche (0,1)) e la classe prevista è determinata dal valore del predittore maggiore <text:span text:style-name="T21">tra tutti i modelli.</text:span></text:p>
      <text:h text:style-name="P42" text:outline-level="4">No interazione</text:h>
      <text:h text:style-name="P42" text:outline-level="4">SI interazione</text:h>
      <text:h text:style-name="P45" text:outline-level="4">Modello <text:span text:style-name="T19">log lineare</text:span></text:h>
      <text:p text:style-name="P24">E’ effettuata una selezione <text:span text:style-name="T8">in avanti</text:span>, è selezionato il modello con il più basso AIC.</text:p>
      <text:h text:style-name="P43" text:outline-level="4">No interazione</text:h>
      <text:h text:style-name="P43" text:outline-level="4">SI interazione</text:h>
      <text:p text:style-name="P51"/>
      <text:h text:style-name="P46" text:outline-level="4">Modello <text:span text:style-name="T22">multilogit</text:span></text:h>
      <text:p text:style-name="P52">E’ effettuata una selezione <text:span text:style-name="T8">in avanti</text:span>, è selezionato il modello con il più basso AIC.</text:p>
      <text:p text:style-name="P31"/>
      <text:h text:style-name="P47" text:outline-level="4">Lasso</text:h>
      <text:p text:style-name="P27">In questo caso <text:span text:style-name="T13">la risposta è considerata come quantitativa </text:span><text:span text:style-name="T14">(0,1) </text:span><text:span text:style-name="T20">(matrice delle indicatrici)</text:span><text:span text:style-name="T13">.</text:span></text:p>
      <text:p text:style-name="P28">E’ ottimizzata la metrica scelta.</text:p>
      <text:h text:style-name="P44" text:outline-level="4"><text:soft-page-break/>No interazione</text:h>
      <text:p text:style-name="P15"><text:span text:style-name="T18">S</text:span><text:span text:style-name="T10">i sceglie un approccio Stima – convalida.</text:span></text:p>
      <text:h text:style-name="P44" text:outline-level="4">SI interazione</text:h>
      <text:p text:style-name="P14"><text:span text:style-name="T18">S</text:span><text:span text:style-name="T10">i sceglie un approccio Stima – convalida.</text:span></text:p>
      <text:h text:style-name="P48" text:outline-level="4">Modello additivo</text:h>
      <text:p text:style-name="P26">E’ effettuata una selezione <text:span text:style-name="T8">in avanti</text:span>, è selezionato il modello con il più basso AIC.</text:p>
      <text:p text:style-name="P33">Si considerano le regressioni su ciascuna delle modalità della y (considerate numeriche (0,1)) e la classe prevista è determinata dal valore del predittore maggiore <text:span text:style-name="T21">tra tutti i modelli.</text:span></text:p>
      <text:h text:style-name="P49" text:outline-level="4">Albero</text:h>
      <text:p text:style-name="P16"><text:span text:style-name="T18">S</text:span><text:span text:style-name="T10">i sceglie un approccio Stima – convalida.</text:span></text:p>
      <text:p text:style-name="P30">E’ ottimizzata la metrica scelta.</text:p>
      <text:p text:style-name="P17"/>
      <text:h text:style-name="P50" text:outline-level="4">M<text:span text:style-name="T9">ARS</text:span></text:h>
      <text:p text:style-name="P18">Il criterio scelto è la minimizzazione della metrica convalida incrociata generalizzata (GCV), viene effettuata prima una fase di crescita e successivamente una fase di potatura. Il modello scelto è quello che minimizza l’errore GCV considerando entrambi le fasi.</text:p>
      <text:h text:style-name="P49" text:outline-level="4">Random Forest</text:h>
      <text:p text:style-name="P21">Per vincoli computazionali e di tempo si adotta un approccio sub-optimale:</text:p>
      <text:p text:style-name="P21">Si fissano inizialmente il numero di alberi bootstrap a 400 e per la selezione del miglior numero di variabili scelte ad ogni split. L’errore considerato è l’<text:span text:style-name="T15">errore di errata classificazione</text:span> out of bag.</text:p>
      <text:p text:style-name="P22">Una volta selezionato il numero di variabili ottimale si controlla se per tale valore sia ha effettivamente convergenza dell’ <text:span text:style-name="T15">errore di errata classificazione</text:span> out of bag rispetto al numero di alberi boostrap.</text:p>
      <text:h text:style-name="P49" text:outline-level="4">Bagging</text:h>
      <text:p text:style-name="P29">S<text:span text:style-name="T11">i controlla se </text:span>si ha<text:span text:style-name="T11"> convergenza dell’</text:span><text:span text:style-name="T15">errore di errata classificazione</text:span><text:span text:style-name="T11"> out of bag rispetto al numero di alberi boostrap.</text:span> </text:p>
      <text:h text:style-name="P35" text:outline-level="1">Conclusioni</text:h>
      <text:p text:style-name="P9">Metriche di tutti i modelli.</text:p>
      <text:h text:style-name="Heading_20_3" text:outline-level="3">Analisi modelli migliori</text:h>
      <text:p text:style-name="P10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25T11:08:51.734000000</dc:date>
    <meta:editing-duration>PT1H50M4S</meta:editing-duration>
    <meta:editing-cycles>97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62" meta:word-count="703" meta:character-count="4717" meta:non-whitespace-character-count="4068"/>
  </office:meta>
</office:document-meta>
</file>